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1.8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2.75cm" fo:min-width="3.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2.698cm" fo:min-width="3.6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2.75cm" fo:min-width="2.5cm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onnector draw:style-name="gr1" draw:text-style-name="P1" xml:id="id1" draw:id="id1" draw:layer="layout" svg:x1="1cm" svg:y1="9.2cm" svg:x2="1cm" svg:y2="12.2cm" svg:d="M1000 9200v3000" svg:viewBox="0 0 1 3001">
          <text:p/>
        </draw:connector>
        <draw:connector draw:style-name="gr1" draw:text-style-name="P1" draw:layer="layout" svg:x1="1cm" svg:y1="9.2cm" svg:x2="26.5cm" svg:y2="9.2cm" draw:start-shape="id1" draw:start-glue-point="2" svg:d="M1000 9200h25500" svg:viewBox="0 0 25501 1">
          <text:p/>
        </draw:connector>
        <draw:connector draw:style-name="gr1" draw:text-style-name="P1" draw:layer="layout" svg:x1="1cm" svg:y1="12.2cm" svg:x2="26.5cm" svg:y2="12.2cm" svg:d="M1000 12200h25500" svg:viewBox="0 0 25501 1">
          <text:p/>
        </draw:connector>
        <draw:custom-shape draw:style-name="gr2" draw:text-style-name="P2" draw:layer="layout" svg:width="2.4cm" svg:height="3cm" svg:x="1cm" svg:y="9.2cm">
          <text:p text:style-name="P1">sup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3cm" svg:x="6.4cm" svg:y="9.2cm">
          <text:p text:style-name="P1">Group 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3cm" svg:x="10.6cm" svg:y="9.2cm">
          <text:p text:style-name="P1">Group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3cm" svg:x="14.8cm" svg:y="9.2cm">
          <text:p text:style-name="P1">Group 2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55cm" svg:height="0.886cm" svg:x="19.6cm" svg:y="10.2cm">
          <draw:text-box>
            <text:p>・・・</text:p>
          </draw:text-box>
        </draw:frame>
        <draw:custom-shape draw:style-name="gr4" draw:text-style-name="P3" draw:layer="layout" svg:width="4.2cm" svg:height="3cm" svg:x="21.6cm" svg:y="9.2cm">
          <text:p text:style-name="P1">Group 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3cm" svg:x="3.4cm" svg:y="9.2cm">
          <text:p text:style-name="P1">journa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5:21:14.294888110</meta:creation-date>
    <dc:date>2017-01-09T15:31:29.163666922</dc:date>
    <meta:editing-duration>PT10M</meta:editing-duration>
    <meta:editing-cycles>3</meta:editing-cycles>
    <meta:generator>LibreOffice/5.1.4.2$Linux_X86_64 LibreOffice_project/10m0$Build-2</meta:generator>
    <meta:document-statistic meta:object-count="33"/>
  </office:meta>
</office:document-meta>
</file>